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Rubrik1" style:master-page-name="MP0" style:family="paragraph">
      <style:paragraph-properties fo:break-before="page"/>
    </style:style>
    <style:style style:name="P2" style:parent-style-name="Normal" style:family="paragraph">
      <style:paragraph-properties fo:line-height="100%"/>
      <style:text-properties style:font-name="Consolas" fo:language="en" fo:country="GB"/>
    </style:style>
    <style:style style:name="P3" style:parent-style-name="Normal" style:family="paragraph">
      <style:paragraph-properties fo:line-height="100%"/>
      <style:text-properties style:font-name="Consolas"/>
    </style:style>
    <style:style style:name="P4" style:parent-style-name="Normal" style:family="paragraph">
      <style:paragraph-properties fo:line-height="100%"/>
      <style:text-properties style:font-name="Consolas" fo:language="en" fo:country="GB"/>
    </style:style>
    <style:style style:name="P5" style:parent-style-name="Normal" style:family="paragraph">
      <style:paragraph-properties fo:line-height="100%"/>
      <style:text-properties style:font-name="Consolas" fo:language="en" fo:country="GB"/>
    </style:style>
    <style:style style:name="P6" style:parent-style-name="Normal" style:family="paragraph">
      <style:paragraph-properties fo:line-height="100%"/>
      <style:text-properties style:font-name="Consolas" fo:language="en" fo:country="GB"/>
    </style:style>
    <style:style style:name="P7" style:parent-style-name="Normal" style:family="paragraph">
      <style:paragraph-properties fo:line-height="100%"/>
      <style:text-properties style:font-name="Consolas" fo:language="en" fo:country="GB"/>
    </style:style>
    <style:style style:name="P8" style:parent-style-name="Normal" style:family="paragraph">
      <style:paragraph-properties fo:line-height="100%"/>
      <style:text-properties style:font-name="Consolas" fo:language="en" fo:country="GB"/>
    </style:style>
    <style:style style:name="P9" style:parent-style-name="Normal" style:family="paragraph">
      <style:paragraph-properties fo:line-height="100%"/>
      <style:text-properties style:font-name="Consolas" fo:language="en" fo:country="GB"/>
    </style:style>
    <style:style style:name="P10" style:parent-style-name="Normal" style:family="paragraph">
      <style:paragraph-properties fo:line-height="100%"/>
      <style:text-properties style:font-name="Consolas" fo:language="en" fo:country="GB"/>
    </style:style>
    <style:style style:name="P11" style:parent-style-name="Normal" style:family="paragraph">
      <style:paragraph-properties fo:line-height="100%"/>
      <style:text-properties style:font-name="Consolas" fo:language="en" fo:country="GB"/>
    </style:style>
    <style:style style:name="P12" style:parent-style-name="Normal" style:family="paragraph">
      <style:paragraph-properties fo:line-height="100%"/>
      <style:text-properties style:font-name="Consolas" fo:language="en" fo:country="GB"/>
    </style:style>
    <style:style style:name="P13" style:parent-style-name="Normal" style:family="paragraph">
      <style:paragraph-properties fo:line-height="100%"/>
      <style:text-properties style:font-name="Consolas" fo:language="en" fo:country="GB"/>
    </style:style>
    <style:style style:name="P14" style:parent-style-name="Normal" style:family="paragraph">
      <style:paragraph-properties fo:line-height="100%"/>
      <style:text-properties style:font-name="Consolas" fo:language="en" fo:country="GB"/>
    </style:style>
    <style:style style:name="P15" style:parent-style-name="Normal" style:family="paragraph">
      <style:paragraph-properties fo:line-height="100%"/>
      <style:text-properties style:font-name="Consolas" fo:language="en" fo:country="GB"/>
    </style:style>
    <style:style style:name="P16" style:parent-style-name="Normal" style:family="paragraph">
      <style:paragraph-properties fo:line-height="100%"/>
      <style:text-properties style:font-name="Consolas" fo:language="en" fo:country="GB"/>
    </style:style>
    <style:style style:name="P17" style:parent-style-name="Normal" style:family="paragraph">
      <style:paragraph-properties fo:line-height="100%"/>
      <style:text-properties style:font-name="Consolas" fo:language="en" fo:country="GB"/>
    </style:style>
    <style:style style:name="P18" style:parent-style-name="Normal" style:family="paragraph">
      <style:paragraph-properties fo:line-height="100%"/>
      <style:text-properties style:font-name="Consolas" fo:language="en" fo:country="GB"/>
    </style:style>
    <style:style style:name="P19" style:parent-style-name="Normal" style:family="paragraph">
      <style:paragraph-properties fo:line-height="100%"/>
      <style:text-properties style:font-name="Consolas" fo:language="en" fo:country="GB"/>
    </style:style>
    <style:style style:name="P20" style:parent-style-name="Normal" style:family="paragraph">
      <style:paragraph-properties fo:line-height="100%"/>
      <style:text-properties style:font-name="Consolas" fo:language="en" fo:country="GB"/>
    </style:style>
    <style:style style:name="P21" style:parent-style-name="Normal" style:family="paragraph">
      <style:paragraph-properties fo:line-height="100%"/>
      <style:text-properties style:font-name="Consolas" fo:language="en" fo:country="GB"/>
    </style:style>
    <style:style style:name="P22" style:parent-style-name="Normal" style:family="paragraph">
      <style:paragraph-properties fo:line-height="100%"/>
      <style:text-properties style:font-name="Consolas" fo:language="en" fo:country="GB"/>
    </style:style>
    <style:style style:name="P23" style:parent-style-name="Normal" style:family="paragraph">
      <style:paragraph-properties fo:line-height="100%"/>
      <style:text-properties style:font-name="Consolas" fo:language="en" fo:country="GB"/>
    </style:style>
    <style:style style:name="P24" style:parent-style-name="Normal" style:family="paragraph">
      <style:paragraph-properties fo:line-height="100%"/>
      <style:text-properties style:font-name="Consolas" fo:language="en" fo:country="GB"/>
    </style:style>
    <style:style style:name="P25" style:parent-style-name="Normal" style:family="paragraph">
      <style:paragraph-properties fo:line-height="100%"/>
      <style:text-properties style:font-name="Consolas" fo:language="en" fo:country="GB"/>
    </style:style>
    <style:style style:name="P26" style:parent-style-name="Normal" style:family="paragraph">
      <style:paragraph-properties fo:line-height="100%"/>
      <style:text-properties style:font-name="Consolas" fo:language="en" fo:country="GB"/>
    </style:style>
    <style:style style:name="P27" style:parent-style-name="Normal" style:family="paragraph">
      <style:text-properties fo:language="en" fo:country="GB"/>
    </style:style>
  </office:automatic-styles>
  <office:body>
    <office:text text:use-soft-page-breaks="true">
      <text:h text:style-name="P1" text:outline-level="1">VG-uppgift – Laboration 1</text:h>
      <text:p text:style-name="Normal">Förutom uppgiften i Laboration 1 (Att skriva en rapport om vad man får fram genom att köra nmap och Fiddler mot<text:s/><text:a xlink:href="http://www.cuebid.se" office:target-frame-name="_top" xlink:show="replace"><text:span text:style-name="Hyperlänk">www.cuebid.se</text:span></text:a>) krävs för betyget ”VG” på laborationsrapporten följande:</text:p>
      <text:p text:style-name="Normal"/>
      <text:p text:style-name="Normal">Vid en första portscanning av<text:s/><text:a xlink:href="http://www.cuebid.se" office:target-frame-name="_top" xlink:show="replace"><text:span text:style-name="Hyperlänk">www.cuebid.se</text:span></text:a><text:s/>får vi alltså fram bl.a. ”fingerprintet” för systemet. Detta kommer att vara olika för olika användare, vid olika tillfällen, beroende på säkerhetsfunktionerna som omgärdar själva servern.</text:p>
      <text:p text:style-name="Normal">Vid portscanningen kan man emellertid iaktta följande:</text:p>
      <text:p text:style-name="P2">C:\WINDOWS\system32&gt;nmap www.cuebid.se</text:p>
      <text:p text:style-name="P3">Starting Nmap 7.92 ( https://nmap.org ) at 2023-02-08 11:43 Võsteuropa, normaltid</text:p>
      <text:p text:style-name="P4">Nmap scan report for www.cuebid.se (34.90.169.118)</text:p>
      <text:p text:style-name="P5">Host is up (0.036s latency).</text:p>
      <text:p text:style-name="P6">rDNS record for 34.90.169.118: 118.169.90.34.bc.googleusercontent.com</text:p>
      <text:p text:style-name="P7">Not shown: 984 filtered tcp ports (no-response)</text:p>
      <text:p text:style-name="P8">PORT <text:s text:c="5"/>STATE <text:s/>SERVICE</text:p>
      <text:p text:style-name="P9">21/tcp <text:s text:c="3"/>open <text:s text:c="2"/>ftp</text:p>
      <text:p text:style-name="P10">25/tcp <text:s text:c="3"/>open <text:s text:c="2"/>smtp</text:p>
      <text:p text:style-name="P11">80/tcp <text:s text:c="3"/>open <text:s text:c="2"/>http</text:p>
      <text:p text:style-name="P12">110/tcp <text:s text:c="2"/>open <text:s text:c="2"/>pop3</text:p>
      <text:p text:style-name="P13">143/tcp <text:s text:c="2"/>open <text:s text:c="2"/>imap</text:p>
      <text:p text:style-name="P14">443/tcp <text:s text:c="2"/>open <text:s text:c="2"/>https</text:p>
      <text:p text:style-name="P15">465/tcp <text:s text:c="2"/>open <text:s text:c="2"/>smtps</text:p>
      <text:p text:style-name="P16">587/tcp <text:s text:c="2"/>open <text:s text:c="2"/>submission</text:p>
      <text:p text:style-name="P17">993/tcp <text:s text:c="2"/>open <text:s text:c="2"/>imaps</text:p>
      <text:p text:style-name="P18">995/tcp <text:s text:c="2"/>open <text:s text:c="2"/>pop3s</text:p>
      <text:p text:style-name="P19">2525/tcp <text:s/>open <text:s text:c="2"/>ms-v-worlds</text:p>
      <text:p text:style-name="P20">3306/tcp <text:s/>open <text:s text:c="2"/>mysql</text:p>
      <text:p text:style-name="P21">5432/tcp <text:s/>open <text:s text:c="2"/>postgresql</text:p>
      <text:p text:style-name="P22">34571/tcp closed unknown</text:p>
      <text:p text:style-name="P23">34572/tcp closed unknown</text:p>
      <text:p text:style-name="P24">34573/tcp closed unknown</text:p>
      <text:p text:style-name="P25"/>
      <text:p text:style-name="P26">Nmap done: 1 IP address (1 host up) scanned in 6.27 seconds</text:p>
      <text:p text:style-name="P27"/>
      <text:p text:style-name="Normal"/>
      <text:p text:style-name="Normal">Ett antal portar rapporteras som “closed”. Vad betyder detta i praktiken? Vad skiljer dessa ”closed” portar från de portar som kallas ”filtered”?</text:p>
      <text:p text:style-name="Normal">(I brandväggar brukar detta skiljas ut i policies som ”Reject” eller ”Deny” respektive ”Drop” – d.v.s. hur paketet hanteras på TCP-nivå av brandväggens routingprocess.)</text:p>
      <text:p text:style-name="Normal">Bevisa din tes genom att med wireshark ”spela in” när du connectar mot en ”filtered” respektive ”closed” port.<text:s/></text:p>
      <text:p text:style-name="Normal">Ange i din rapport vilka ramar i inspelningen som är relevanta för din teori.</text:p>
      <text:p text:style-name="Normal">Bifoga (antingen som bilder på aktuella ramar – eller med din capture som en fil) materialet till din rappor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Hyperlänk" style:display-name="Hyperlänk" style:family="text" style:parent-style-name="Standardstycketeckensnitt">
      <style:text-properties fo:color="#0563C1" style:text-underline-type="single" style:text-underline-style="solid" style:text-underline-width="auto" style:text-underline-mode="continuous"/>
    </style:style>
    <style:style style:name="Olöstomnämnande" style:display-name="Olöst omnämnande" style:family="text" style:parent-style-name="Standardstycketeckensnitt">
      <style:text-properties fo:color="#605E5C" fo:background-color="#E1DFDD"/>
    </style:style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sper Värn</meta:initial-creator>
    <dc:creator>Jesper Värn</dc:creator>
    <meta:creation-date>2023-02-08T10:44:00Z</meta:creation-date>
    <dc:date>2023-02-08T11:24:00Z</dc:date>
    <meta:template xlink:href="Normal" xlink:type="simple"/>
    <meta:editing-cycles>1</meta:editing-cycles>
    <meta:editing-duration>PT2400S</meta:editing-duration>
    <meta:document-statistic meta:page-count="2" meta:paragraph-count="3" meta:word-count="314" meta:character-count="1977" meta:row-count="13" meta:non-whitespace-character-count="1666"/>
  </office:meta>
</office:document-meta>
</file>